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F0000042F2B2BA6AACDDEAC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4791in" svg:width="10.1181in" svg:height="5.7425in" draw:z-index="0"><draw:image xlink:href="Pictures/100002010000075F0000042F2B2BA6AACDDEACA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06:08:47.066256965</meta:creation-date>
    <meta:print-date>2021-01-19T06:09:43.247948004</meta:print-date>
    <dc:date>2021-01-19T06:11:12.527707857</dc:date>
    <meta:editing-duration>PT2M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